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3.783cm" fo:min-width="7.48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604cm" fo:min-width="2.491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fill-color="#ffff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6.037cm"/>
      <style:paragraph-properties style:writing-mode="lr-tb"/>
    </style:style>
    <style:style style:name="gr7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437cm" fo:min-width="2.47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3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808080" draw:marker-start-width="0.279cm" draw:marker-end-width="0.279cm" draw:fill-color="#ffffff" draw:textarea-horizontal-align="justify" draw:textarea-vertical-align="middle" draw:auto-grow-height="false" fo:min-height="1.937cm" fo:min-width="2.473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808080" draw:marker-start="Symmetric_20_Arrow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4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455cm" fo:min-width="2.49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455cm" fo:min-width="2.491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7" style:family="graphic" style:parent-style-name="objectwithoutfill">
      <style:graphic-properties draw:stroke="dash" draw:stroke-dash="Dot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7pt" fo:font-weight="bold"/>
    </style:style>
    <style:style style:name="P3" style:family="paragraph">
      <loext:graphic-properties draw:fill-color="#ffffff"/>
      <style:paragraph-properties fo:text-align="center" style:writing-mode="lr-tb"/>
      <style:text-properties fo:font-size="7pt" fo:font-weight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normal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fo:font-weight="bold"/>
    </style:style>
    <style:style style:name="P7" style:family="paragraph">
      <loext:graphic-properties draw:fill="solid" draw:fill-color="#ffffff"/>
      <style:paragraph-properties fo:text-align="center"/>
      <style:text-properties fo:font-size="7pt" fo:font-weight="normal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style:writing-mode="lr-tb"/>
      <style:text-properties fo:font-size="9pt" style:font-size-asian="13pt" style:font-size-complex="13pt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T1" style:family="text">
      <style:text-properties fo:font-size="7pt" fo:font-weight="bold" style:font-weight-asian="bold" style:font-weight-complex="bold"/>
    </style:style>
    <style:style style:name="T2" style:family="text">
      <style:text-properties fo:font-size="7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7pt" fo:font-weight="bold" style:font-size-asian="13pt" style:font-weight-asian="bold" style:font-size-complex="13pt" style:font-weight-complex="bold"/>
    </style:style>
    <style:style style:name="T4" style:family="text">
      <style:text-properties fo:font-size="7pt" fo:font-style="italic" fo:font-weight="normal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7pt" fo:font-weight="normal" style:font-weight-asian="bold" style:font-weight-complex="bold"/>
    </style:style>
    <style:style style:name="T7" style:family="text">
      <style:text-properties fo:font-size="7pt" fo:font-weight="normal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9pt" style:font-size-asian="13pt" style:font-size-complex="13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82cm" svg:height="4.033cm" svg:x="7.665cm" svg:y="10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025cm" svg:height="2.239cm" svg:x="8.476cm" svg:y="11.867cm">
          <text:p text:style-name="P2"><text:span text:style-name="T1">WAMP Association</text:span></text:p>
          <text:p text:style-name="P2"><text:span text:style-name="T1"/></text:p>
          <text:p text:style-name="P2"><text:span text:style-name="T2">Legal Entity</text:span></text:p>
          <text:p text:style-name="P2"><text:span text:style-name="T1"/></text:p>
          <text:p text:style-name="P2"><text:span text:style-name="T3">(Swiss Association,</text:span></text:p>
          <text:p text:style-name="P2"><text:span text:style-name="T3">Zug Switzerland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025cm" svg:height="0.888cm" svg:x="11.941cm" svg:y="11.897cm">
          <text:p text:style-name="P4"><text:span text:style-name="T4">Board of Direc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3.025cm" svg:height="2.239cm" svg:x="2.993cm" svg:y="11.867cm">
          <text:p text:style-name="P4"><text:span text:style-name="T5">WAMP </text:span><text:span text:style-name="T6">Association</text:span></text:p>
          <text:p text:style-name="P4"><text:span text:style-name="T6"/></text:p>
          <text:p text:style-name="P4"><text:span text:style-name="T4">Members</text:span></text:p>
          <text:p text:style-name="P4"><text:span text:style-name="T4"/></text:p>
          <text:p text:style-name="P4"><text:span text:style-name="T7">(fully KYC’ed and</text:span></text:p>
          <text:p text:style-name="P4"><text:span text:style-name="T7">archived in registr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025cm" svg:height="2.239cm" svg:x="8.476cm" svg:y="6.684cm">
          <text:p text:style-name="P2"><text:span text:style-name="T1">WAMP DAO</text:span><text:span text:style-name="T1"><text:line-break/></text:span><text:span text:style-name="T1"/></text:p>
          <text:p text:style-name="P6"><text:span text:style-name="T2">Legal Entity</text:span></text:p>
          <text:p text:style-name="P2"><text:span text:style-name="T2"/></text:p>
          <text:p text:style-name="P2"><text:span text:style-name="T8">(Private </text:span><text:span text:style-name="T3">International Law,</text:span></text:p>
          <text:p text:style-name="P2"><text:span text:style-name="T3">Online Jurisdiction)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018cm" svg:y1="12.986cm" svg:x2="8.476cm" svg:y2="12.986cm" draw:start-shape="id1" draw:start-glue-point="1" draw:end-shape="id2" draw:end-glue-point="3" svg:d="M6018 12986h2458" svg:viewBox="0 0 2459 1">
          <text:p/>
        </draw:connector>
        <draw:frame draw:style-name="gr6" draw:text-style-name="P9" draw:layer="layout" svg:width="13.495cm" svg:height="6.287cm" svg:x="14.74cm" svg:y="3.687cm">
          <draw:text-box>
            <text:p><text:span text:style-name="T9">Board of Directors</text:span></text:p>
            <text:p><text:span text:style-name="T10"/></text:p>
            <text:p><text:span text:style-name="T11">The association’s </text:span><text:span text:style-name="T12">Board of Directors</text:span><text:span text:style-name="T11"> (“Vorstand”) is comprised of volunteers that are actively involved in the WAMP community and are respected engineers and researchers in their areas of professional expertise.</text:span></text:p>
            <text:p><text:span text:style-name="T10"/></text:p>
            <text:p><text:span text:style-name="T11">The board has 5, 7 or 9 directors, of which one is designated </text:span><text:span text:style-name="T12">President</text:span><text:span text:style-name="T11">, one is designated </text:span><text:span text:style-name="T12">Vice-President</text:span><text:span text:style-name="T11">, and which may have a designated </text:span><text:span text:style-name="T12">Treasurer</text:span><text:span text:style-name="T11"> and </text:span><text:span text:style-name="T12">Secretary</text:span><text:span text:style-name="T11"> among it’s directors.</text:span></text:p>
            <text:p><text:span text:style-name="T10"/></text:p>
            <text:p text:style-name="P8"><text:span text:style-name="T9">Executive Boards</text:span></text:p>
            <text:p text:style-name="P8"><text:span text:style-name="T9"/></text:p>
            <text:p text:style-name="P8"><text:span text:style-name="T11">The association’s </text:span><text:span text:style-name="T12">Board of Directors</text:span><text:span text:style-name="T11"> can create </text:span><text:span text:style-name="T12">Executive Boards</text:span><text:span text:style-name="T11"> with members of the association (including current board directors) to implement the association’s mission or projects and execute the board of directors decisions.</text:span></text:p>
          </draw:text-box>
        </draw:frame>
        <draw:custom-shape draw:style-name="gr7" draw:text-style-name="P5" draw:layer="layout" svg:width="3.025cm" svg:height="0.739cm" svg:x="11.941cm" svg:y="13.213cm">
          <text:p text:style-name="P4"><text:span text:style-name="T4">Executive Boards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9.988cm" svg:y1="8.923cm" svg:x2="9.988cm" svg:y2="11.867cm" draw:start-shape="id3" draw:start-glue-point="2" draw:end-shape="id2" draw:end-glue-point="0" svg:d="M9988 8923v2944" svg:viewBox="0 0 1 2945">
          <text:p/>
        </draw:connector>
        <draw:frame draw:style-name="gr8" draw:text-style-name="P10" draw:layer="layout" svg:width="4.356cm" svg:height="1.119cm" svg:x="6.927cm" svg:y="9.548cm">
          <draw:text-box>
            <text:p><text:span text:style-name="T13">Grants </text:span><text:span text:style-name="T11">(ETH, DAI)</text:span></text:p>
          </draw:text-box>
        </draw:frame>
        <draw:custom-shape draw:style-name="gr9" draw:text-style-name="P5" xml:id="id4" draw:id="id4" draw:layer="layout" svg:width="3.025cm" svg:height="2.239cm" svg:x="8.476cm" svg:y="17.799cm">
          <text:p text:style-name="P4"><text:span text:style-name="T5">Contractors and</text:span></text:p>
          <text:p text:style-name="P4"><text:span text:style-name="T5">Service Providers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9.988cm" svg:y1="14.106cm" svg:x2="9.988cm" svg:y2="17.799cm" draw:start-shape="id2" draw:start-glue-point="2" draw:end-shape="id4" svg:d="M9988 14106v3693" svg:viewBox="0 0 1 3694">
          <text:p/>
        </draw:connector>
        <draw:frame draw:style-name="gr10" draw:text-style-name="P10" draw:layer="layout" svg:width="6.344cm" svg:height="0.723cm" svg:x="3.911cm" svg:y="15.929cm">
          <draw:text-box>
            <text:p><text:span text:style-name="T13">Payments </text:span><text:span text:style-name="T14">(ETH, DAI, </text:span><text:span text:style-name="T11">USD, </text:span><text:span text:style-name="T13">EUR, CHF)</text:span></text:p>
          </draw:text-box>
        </draw:frame>
        <draw:custom-shape draw:style-name="gr11" draw:text-style-name="P5" xml:id="id5" draw:id="id5" draw:layer="layout" svg:width="3.025cm" svg:height="2.239cm" svg:x="8.476cm" svg:y="2.45cm">
          <text:p text:style-name="P4"><text:span text:style-name="T5">WAMP Token</text:span></text:p>
          <text:p text:style-name="P4"><text:span text:style-name="T5"/></text:p>
          <text:p text:style-name="P4"><text:span text:style-name="T5">Governance Token</text:span></text:p>
          <text:p text:style-name="P4"><text:span text:style-name="T5">Holders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9.988cm" svg:y1="4.689cm" svg:x2="9.988cm" svg:y2="6.684cm" draw:start-shape="id5" draw:start-glue-point="2" draw:end-shape="id3" draw:end-glue-point="0" svg:d="M9988 4689v1995" svg:viewBox="0 0 1 1996">
          <text:p/>
        </draw:connector>
        <draw:frame draw:style-name="gr13" draw:text-style-name="P9" draw:layer="layout" svg:width="3.264cm" svg:height="0.607cm" svg:x="7.038cm" svg:y="5.376cm">
          <draw:text-box>
            <text:p><text:span text:style-name="T11">ETH, DAI, WAMP</text:span></text:p>
          </draw:text-box>
        </draw:frame>
        <draw:custom-shape draw:style-name="gr14" draw:text-style-name="P5" draw:layer="layout" svg:width="3.025cm" svg:height="0.739cm" svg:x="12.041cm" svg:y="13.313cm">
          <text:p text:style-name="P4"><text:span text:style-name="T4">Executive Board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025cm" svg:height="0.739cm" svg:x="12.141cm" svg:y="13.413cm">
          <text:p text:style-name="P4"><text:span text:style-name="T4">Executive Boards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9.019cm" svg:height="0.763cm" svg:x="1cm" svg:y="1cm">
          <draw:text-box>
            <text:p><text:span text:style-name="T10">WAMP Association: Structure of Organization </text:span></text:p>
          </draw:text-box>
        </draw:frame>
        <draw:line draw:style-name="gr17" draw:text-style-name="P12" draw:layer="layout" svg:x1="12.063cm" svg:y1="11.582cm" svg:x2="14.505cm" svg:y2="4.18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6:19:00.570213486</meta:creation-date>
    <dc:date>2021-10-11T17:42:52.062609293</dc:date>
    <meta:editing-duration>PT1H58M40S</meta:editing-duration>
    <meta:editing-cycles>18</meta:editing-cycles>
    <meta:generator>LibreOffice/6.4.7.2$Linux_X86_64 LibreOffice_project/40$Build-2</meta:generator>
    <meta:print-date>2021-10-09T17:24:06.455433212</meta:print-date>
    <meta:document-statistic meta:object-count="20"/>
  </office:meta>
</office:document-meta>
</file>